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</style:style>
    <style:style style:name="T1" style:family="text">
      <style:text-properties style:font-name="Segoe Print" fo:language="pt" fo:country="BR" style:font-name-complex="Segoe Print1"/>
    </style:style>
    <style:style style:name="T2" style:family="text">
      <style:text-properties style:font-name="Segoe Print" style:font-name-complex="Segoe Prin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s humanos que aprenderam a cantar, como os pássaros encantam,<text:line-break/>Encantando outros humanos,<text:line-break/>Pássaros e cantos,<text:line-break/>Em diversos cantos, <text:line-break/>eles,<text:line-break/>e tudo encantam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3-06T00:07:00</meta:creation-date>
    <dc:date>2016-03-06T00:08:00</dc:date>
    <meta:editing-duration>PT1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23" meta:character-count="155" meta:non-whitespace-character-count="1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